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3B50090C51F.png"/>
  <manifest:file-entry manifest:media-type="image/png" manifest:full-path="Pictures/10000201000002AF000003BE7537BB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05cm" draw:z-index="0"><draw:image xlink:href="Pictures/10000201000002AF000003BE7537BB8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721cm" draw:z-index="1"><draw:image xlink:href="Pictures/10000201000002C6000003B50090C51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4</meta:editing-cycles>
    <meta:generator>OpenOffice/4.1.3$Win32 OpenOffice.org_project/413m1$Build-9783</meta:generator>
    <dc:date>2018-01-20T16:35:08.09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